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ubtitle">
      <style:text-properties officeooo:rsid="001e631b" officeooo:paragraph-rsid="001e631b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paragraph-rsid="001ebf74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1ebf74" officeooo:paragraph-rsid="001ebf74"/>
    </style:style>
    <style:style style:name="P5" style:family="paragraph" style:parent-style-name="Heading_20_3">
      <style:text-properties officeooo:rsid="001ebf74" officeooo:paragraph-rsid="001ebf74"/>
    </style:style>
    <style:style style:name="P6" style:family="paragraph" style:parent-style-name="Standard" style:list-style-name="L1">
      <style:text-properties fo:font-weight="normal" officeooo:rsid="001ebf74" officeooo:paragraph-rsid="001ebf74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203d78" officeooo:paragraph-rsid="00203d78" style:font-weight-asian="normal" style:font-weight-complex="normal"/>
    </style:style>
    <style:style style:name="P8" style:family="paragraph" style:parent-style-name="Standard" style:list-style-name="L2">
      <style:text-properties officeooo:paragraph-rsid="001e631b"/>
    </style:style>
    <style:style style:name="P9" style:family="paragraph" style:parent-style-name="Standard" style:list-style-name="L3">
      <style:text-properties officeooo:paragraph-rsid="001e631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bf74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ilding Documents with Templates</text:p>
      <text:p text:style-name="P2"/>
      <text:p text:style-name="Standard"/>
      <text:p text:style-name="Standard">Template: <text:span text:style-name="T1">user_config.toml </text:span>is used to specify parameters needed by the system. <text:s/>Edit it by downloading, <text:s/>modifying it, and replacing the existing copy. <text:s/>Use commands under <text:span text:style-name="T1">admin/manage json templates</text:span>.</text:p>
      <text:p text:style-name="Standard"/>
      <text:h text:style-name="P5" text:outline-level="3">Templates in Use</text:h>
      <text:p text:style-name="P4">Core template structure is generated internally by the system and have names of the form <text:span text:style-name="T1">P_TEMPLATE_NAME</text:span><text:span text:style-name="T3">. <text:s/>The currently defined templates include:</text:span></text:p>
      <text:list xml:id="list245349319" text:style-name="L1">
        <text:list-item>
          <text:p text:style-name="P6">P_FRONTPAGE<text:tab/><text:tab/><text:tab/>This group are primarily for user definition</text:p>
        </text:list-item>
        <text:list-item>
          <text:p text:style-name="P6">P_PAGE</text:p>
        </text:list-item>
        <text:list-item>
          <text:p text:style-name="P6">P_PICTURE</text:p>
        </text:list-item>
        <text:list-item>
          <text:p text:style-name="P6">P_SLIDESHOW</text:p>
        </text:list-item>
        <text:list-item>
          <text:p text:style-name="P6">P_STORY</text:p>
        </text:list-item>
        <text:list-item>
          <text:p text:style-name="P6">P_STORY_SNIPPET</text:p>
        </text:list-item>
        <text:list-item>
          <text:p text:style-name="P6">P_CALENDAR_SNIPPET</text:p>
        </text:list-item>
        <text:list-item>
          <text:p text:style-name="P6">P_SLIDESHOW_SNIPPET</text:p>
        </text:list-item>
        <text:list-item>
          <text:p text:style-name="P7">P_SIGN_SNIPPET</text:p>
        </text:list-item>
        <text:list-item>
          <text:p text:style-name="P6"/>
        </text:list-item>
        <text:list-item>
          <text:p text:style-name="P6">P_ROW<text:tab/><text:tab/><text:tab/><text:tab/>These are useful when setting up other templates</text:p>
        </text:list-item>
        <text:list-item>
          <text:p text:style-name="P6">P_COLUMN<text:tab/><text:tab/><text:tab/><text:tab/><text:tab/>such as a new page structure</text:p>
        </text:list-item>
        <text:list-item>
          <text:p text:style-name="P6">P_CELL</text:p>
        </text:list-item>
        <text:list-item>
          <text:p text:style-name="P6">P_BUTTON</text:p>
        </text:list-item>
        <text:list-item>
          <text:p text:style-name="P6">P_EVENT_SNIPPET</text:p>
        </text:list-item>
        <text:list-item>
          <text:p text:style-name="P6">P_SINGLECELLROW<text:tab/><text:tab/></text:p>
        </text:list-item>
        <text:list-item>
          <text:p text:style-name="P6">P_ONECELL</text:p>
        </text:list-item>
        <text:list-item>
          <text:p text:style-name="P6">P_THREECELLROW</text:p>
        </text:list-item>
      </text:list>
      <text:p text:style-name="Standard"/>
      <text:h text:style-name="P5" text:outline-level="3">Completing a Template</text:h>
      <text:p text:style-name="P3">(You may paste this text at the top of the template if useful <text:s/>- <text:span text:style-name="T2">there is a version in txt format suitable for copy/paste in the toml_templates directory)</text:span></text:p>
      <text:p text:style-name="P3"/>
      <text:list xml:id="list3438994713" text:style-name="L2">
        <text:list-item>
          <text:p text:style-name="P8">Replace instances of '.??.' with values where desired. <text:s/>Ignore others.</text:p>
        </text:list-item>
      </text:list>
      <text:list xml:id="list1635531976" text:style-name="L3">
        <text:list-item>
          <text:list>
            <text:list-item>
              <text:p text:style-name="P9">If the replacement is simple text - enclose it in single quote marks (e.g., 'foo-bar'),</text:p>
            </text:list-item>
            <text:list-item>
              <text:p text:style-name="P9">if it is numeric, true, false - leave out the quote marks</text:p>
            </text:list-item>
          </text:list>
        </text:list-item>
        <text:list-item>
          <text:p text:style-name="P9">Where an element_type is needed, use one of 'STORY', 'SLIDESHOW', CALENDAR_SNIPPET', 'STORY_SNIPPET', 'SLIDESHOW_SNIPPET' (others may be added...). <text:s/>Note that 'STORY' includes the snippet, thus there is no reason to actually use 'STORY_SNIPPET' (it is used internally and may appear in downloaded templates).</text:p>
        </text:list-item>
        <text:list-item>
          <text:p text:style-name="P9">Within the CELL element, set 'is-snippet' to 'true' or 'false' depending on whether the layout is to display the full version of the element (such as a story) or the abbreviated version (e.g., story snippet).</text:p>
        </text:list-item>
        <text:list-item>
          <text:p text:style-name="P9">Where an element is required, insert the unique slug for the element. <text:s/>This is the name used in the database to locate the element and generally (for a story) corresponds to the last part of the <text:soft-page-break/>slug/url generated in Wordpress. <text:s/>In places where a name is required, this is the same as element.</text:p>
        </text:list-item>
        <text:list-item>
          <text:p text:style-name="P9">For [read_more] - ignore it. <text:s/>The system will complete it.</text:p>
        </text:list-item>
        <text:list-item>
          <text:p text:style-name="P9">Dates and date/times can be inserted with the format: 1979-05-27 or 1979-05-27T07:32:35 (no quotes).</text:p>
        </text:list-item>
        <text:list-item>
          <text:p text:style-name="P9">When completed, upload to the system using the Upload TOML command. <text:s/>When uploading a STORY, use the same slug as that of the underlying story (this is not checked and may not be absolutely necessary, but it should reduce confusion)</text:p>
        </text:list-item>
      </text:list>
      <text:p text:style-name="Standard"/>
      <text:p text:style-name="Standard"><text:s/>If useful, add other elements within the template following the name=value syntax already in use. They will be ignored by the system, but might be useful for later edi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06:00:26.646688991</meta:creation-date>
    <dc:date>2020-05-13T11:25:20.883766090</dc:date>
    <meta:editing-duration>PT19M1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34" meta:word-count="412" meta:character-count="2513" meta:non-whitespace-character-count="2138"/>
  </office:meta>
</office:document-meta>
</file>